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64cm"/>
    </style:style>
    <style:style style:name="co4" style:family="table-column">
      <style:table-column-properties fo:break-before="auto" style:column-width="2.4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3" style:family="table-cell" style:parent-style-name="Default" style:data-style-name="N111"/>
  </office:automatic-styles>
  <office:body>
    <office:spreadsheet>
      <table:table table:name="Q_ra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row table:style-name="ro1">
          <table:table-cell office:value-type="string" calcext:value-type="string">
            <text:p>Q_rate [ml/min]</text:p>
          </table:table-cell>
          <table:table-cell office:value-type="string" calcext:value-type="string">
            <text:p>Height [mm]</text:p>
          </table:table-cell>
          <table:table-cell office:value-type="string" calcext:value-type="string">
            <text:p>d_inner [mm]</text:p>
          </table:table-cell>
          <table:table-cell table:style-name="Default" office:value-type="string" calcext:value-type="string">
            <text:p>velocity [m/s]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([.A2]*1/60)/(PI()*[.C2]*[.B2])" office:value-type="float" office:value="0.000265258238486492" calcext:value-type="float">
            <text:p>2.6526E-0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([.A3]*1/60)/(PI()*[.C3]*[.B3])" office:value-type="float" office:value="0.000530516476972984" calcext:value-type="float">
            <text:p>5.3052E-0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([.A4]*1/60)/(PI()*[.C4]*[.B4])" office:value-type="float" office:value="0.000795774715459477" calcext:value-type="float">
            <text:p>7.9577E-0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([.A5]*1/60)/(PI()*[.C5]*[.B5])" office:value-type="float" office:value="0.00132629119243246" calcext:value-type="float">
            <text:p>1.3263E-03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([.A6]*1/60)/(PI()*[.C6]*[.B6])" office:value-type="float" office:value="0.00185680766940545" calcext:value-type="float">
            <text:p>1.8568E-03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([.A7]*1/60)/(PI()*[.C7]*[.B7])" office:value-type="float" office:value="0.00238732414637843" calcext:value-type="float">
            <text:p>2.3873E-0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([.A8]*1/60)/(PI()*[.C8]*[.B8])" office:value-type="float" office:value="0.000132629119243246" calcext:value-type="float">
            <text:p>1.3263E-0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([.A9]*1/60)/(PI()*[.C9]*[.B9])" office:value-type="float" office:value="0.000265258238486492" calcext:value-type="float">
            <text:p>2.6526E-0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([.A10]*1/60)/(PI()*[.C10]*[.B10])" office:value-type="float" office:value="0.000397887357729738" calcext:value-type="float">
            <text:p>3.9789E-0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([.A11]*1/60)/(PI()*[.C11]*[.B11])" office:value-type="float" office:value="0.000663145596216231" calcext:value-type="float">
            <text:p>6.6315E-0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([.A12]*1/60)/(PI()*[.C12]*[.B12])" office:value-type="float" office:value="0.000928403834702723" calcext:value-type="float">
            <text:p>9.2840E-04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([.A13]*1/60)/(PI()*[.C13]*[.B13])" office:value-type="float" office:value="0.00119366207318922" calcext:value-type="float">
            <text:p>1.1937E-0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([.A14]*1/60)/(PI()*[.C14]*[.B14])" office:value-type="float" office:value="0.0000884194128288307" calcext:value-type="float">
            <text:p>8.8419E-0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([.A15]*1/60)/(PI()*[.C15]*[.B15])" office:value-type="float" office:value="0.000176838825657661" calcext:value-type="float">
            <text:p>1.7684E-0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([.A16]*1/60)/(PI()*[.C16]*[.B16])" office:value-type="float" office:value="0.000265258238486492" calcext:value-type="float">
            <text:p>2.6526E-0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([.A17]*1/60)/(PI()*[.C17]*[.B17])" office:value-type="float" office:value="0.000442097064144154" calcext:value-type="float">
            <text:p>4.4210E-0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([.A18]*1/60)/(PI()*[.C18]*[.B18])" office:value-type="float" office:value="0.000618935889801815" calcext:value-type="float">
            <text:p>6.1894E-04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([.A19]*1/60)/(PI()*[.C19]*[.B19])" office:value-type="float" office:value="0.000795774715459477" calcext:value-type="float">
            <text:p>7.9577E-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4:41:35.56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6T12:54:09.774000000</dc:date>
    <meta:editing-duration>PT6M24S</meta:editing-duration>
    <meta:editing-cycles>3</meta:editing-cycles>
    <meta:generator>LibreOffice/7.2.7.2$Windows_X86_64 LibreOffice_project/8d71d29d553c0f7dcbfa38fbfda25ee34cce99a2</meta:generator>
    <meta:document-statistic meta:table-count="1" meta:cell-count="76" meta:object-count="0"/>
  </office:meta>
</office:document-meta>
</file>